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Pictures/100000000000007600000029FFE029CE0909E6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rsid="00395921" officeooo:paragraph-rsid="003bef7a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6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7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itulo">
      <style:text-properties officeooo:paragraph-rsid="00395921"/>
    </style:style>
    <style:style style:name="P19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rsid="0014c507" officeooo:paragraph-rsid="0014c507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1a0ba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13cf67" style:font-size-asian="12pt" style:font-size-complex="12pt"/>
    </style:style>
    <style:style style:name="T10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3fdb3c" style:font-size-asian="24pt" style:font-weight-asian="bold" style:font-size-complex="24pt" style:font-weight-complex="bold"/>
    </style:style>
    <style:style style:name="T13" style:family="text">
      <style:text-properties officeooo:rsid="003a5a79"/>
    </style:style>
    <style:style style:name="T14" style:family="text">
      <style:text-properties officeooo:rsid="003bef7a"/>
    </style:style>
    <style:style style:name="T15" style:family="text">
      <style:text-properties style:text-underline-style="solid" style:text-underline-width="auto" style:text-underline-color="font-color" fo:font-weight="bold" officeooo:rsid="003bef7a" style:font-weight-asian="bold" style:font-weight-complex="bold"/>
    </style:style>
    <style:style style:name="T16" style:family="text">
      <style:text-properties officeooo:rsid="0041a0b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1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0">TEMA </text:span><text:span text:style-name="T12">10</text:span><text:span text:style-name="T10"> – </text:span><text:span text:style-name="T11">ACTIVIDAD 1 </text:span></text:p>
      <text:p text:style-name="P9"><text:span text:style-name="T11">(No evaluable)</text:span><text:span text:style-name="T10">.</text:span></text:p>
      <text:p text:style-name="P7"><text:user-field-get text:name="Tema">Introducción a jQuery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5">Sergio García Barea</text:p>
      <text:p text:style-name="P14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7">201<text:span text:style-name="T14">8</text:span>/201<text:span text:style-name="T14">9</text:span></text:p>
      <text:p text:style-name="P16"><text:tab/><text:tab/><text:tab/><text:tab/><text:tab/><text:tab/><text:tab/><text:tab/><text:tab/><text:tab/>Versión:<text:date style:data-style-name="N104" text:date-value="2018-07-15T11:30:29.690999980">180715</text:date>.<text:time style:data-style-name="N105" text:time-value="2018-07-15T11:30:29.690999980">1128</text:time> </text:p>
      <text:p text:style-name="P3"/>
      <text:p text:style-name="P10"><text:soft-page-break/>Licencia</text:p>
      <text:p text:style-name="Standard"/>
      <text:p text:style-name="P13"><draw:frame draw:style-name="fr3" draw:name="gráficos3" text:anchor-type="paragraph" svg:x="0.741cm" svg:y="0cm" svg:width="2cm" svg:height="0.7cm" draw:z-index="2"><draw:image xlink:href="Pictures/100000000000007600000029FFE029CE0909E684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2"/>
      <text:p text:style-name="Notas_20_Informativas"><text:span text:style-name="T3"> </text:span>Atención</text:p>
      <text:p text:style-name="P12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9">1. Boletín de ejercicios<text:tab/>3</text:p>
        </text:index-body>
      </text:table-of-content>
      <text:p text:style-name="Standard"/>
      <text:p text:style-name="P22"/>
      <text:p text:style-name="Standard"/>
      <text:p text:style-name="Standard"/>
      <text:p text:style-name="P18">UD0<text:user-field-get text:name="NumeroTema">10</text:user-field-get>. <text:user-field-get text:name="Tema">Introducción a jQuery</text:user-field-get></text:p>
      <text:h text:style-name="P20" text:outline-level="1">Boletín de ejercicios </text:h>
      <text:p text:style-name="P11"><text:span text:style-name="T5">1)</text:span><text:span text:style-name="T16"> </text:span>Intenta resolver ejercicios de <text:span text:style-name="T13">UD anteriores (2 a la 9), </text:span>utilizando jQuery en lugar de Javascript normal. <text:span text:style-name="T15">¡Comparte tus soluciones en el foro!</text:span></text:p>
      <text:p text:style-name="P11"><text:span text:style-name="T13">Reflexiona con eso sobre que framework te es más útil en determinados contextos. Recuerda la biblioteca jQuery la puedes obtener en </text:span><text:a xlink:type="simple" xlink:href="https://jquery.com/" text:style-name="Internet_20_link" text:visited-style-name="Visited_20_Internet_20_Link"><text:span text:style-name="T13">https://jquery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2H7M45S</meta:editing-duration>
    <meta:editing-cycles>33</meta:editing-cycles>
    <meta:generator>LibreOffice/6.0.5.2$Windows_X86_64 LibreOffice_project/54c8cbb85f300ac59db32fe8a675ff7683cd5a16</meta:generator>
    <dc:title>Plantilla CEED</dc:title>
    <dc:date>2018-07-15T11:30:29.344000000</dc:date>
    <meta:document-statistic meta:table-count="0" meta:image-count="2" meta:object-count="0" meta:page-count="3" meta:paragraph-count="26" meta:word-count="170" meta:character-count="1152" meta:non-whitespace-character-count="985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